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ejaVu Serif1" svg:font-family="'DejaVu Serif'" style:font-adornments="Fett" style:font-family-generic="roman" style:font-pitch="variable"/>
    <style:font-face style:name="DejaVu Serif2" svg:font-family="'DejaVu Serif'"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DejaVu Sans" fo:font-size="10pt" officeooo:rsid="00161ff0" officeooo:paragraph-rsid="00161ff0" style:font-size-asian="10pt" style:font-size-complex="10pt"/>
    </style:style>
    <style:style style:name="P2" style:family="paragraph" style:parent-style-name="Footer">
      <style:paragraph-properties fo:text-align="end" style:justify-single-word="false"/>
      <style:text-properties style:font-name="DejaVu Sans" fo:font-size="10.5pt" style:font-size-asian="10.5pt" style:font-size-complex="10.5pt"/>
    </style:style>
    <style:style style:name="P3" style:family="paragraph" style:parent-style-name="Footer">
      <style:paragraph-properties fo:text-align="end" style:justify-single-word="false"/>
    </style:style>
    <style:style style:name="P4" style:family="paragraph" style:parent-style-name="Text_20_body">
      <style:paragraph-properties fo:line-height="150%" fo:text-align="justify" style:justify-single-word="false"/>
      <style:text-properties style:font-name="DejaVu Serif" officeooo:rsid="000fea87" officeooo:paragraph-rsid="000fea87"/>
    </style:style>
    <style:style style:name="P5" style:family="paragraph" style:parent-style-name="Text_20_body">
      <style:text-properties style:font-name="DejaVu Serif" officeooo:rsid="000fea87" officeooo:paragraph-rsid="000fea87"/>
    </style:style>
    <style:style style:name="P6" style:family="paragraph" style:parent-style-name="Subtitle">
      <style:text-properties officeooo:rsid="000fea87" officeooo:paragraph-rsid="000fea87"/>
    </style:style>
    <style:style style:name="P7" style:family="paragraph" style:parent-style-name="Text_20_body">
      <style:text-properties officeooo:rsid="000fea87" officeooo:paragraph-rsid="000fea87"/>
    </style:style>
    <style:style style:name="P8" style:family="paragraph" style:parent-style-name="Title">
      <style:text-properties officeooo:rsid="000fea87" officeooo:paragraph-rsid="000fea87"/>
    </style:style>
    <style:style style:name="P9" style:family="paragraph" style:parent-style-name="Text_20_body">
      <style:paragraph-properties fo:margin-top="0cm" fo:margin-bottom="0cm" style:contextual-spacing="false" fo:line-height="100%"/>
      <style:text-properties officeooo:rsid="000fea87" officeooo:paragraph-rsid="000fea87"/>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Footnote">
      <style:text-properties officeooo:rsid="00138902" officeooo:paragraph-rsid="00138902"/>
    </style:style>
    <style:style style:name="P15" style:family="paragraph" style:parent-style-name="Text_20_body">
      <style:text-properties officeooo:rsid="00138902" officeooo:paragraph-rsid="00138902"/>
    </style:style>
    <style:style style:name="P16" style:family="paragraph" style:parent-style-name="Footnote">
      <style:text-properties officeooo:rsid="00161ff0" officeooo:paragraph-rsid="00161ff0"/>
    </style:style>
    <style:style style:name="P17" style:family="paragraph" style:parent-style-name="Text_20_body">
      <style:text-properties officeooo:rsid="00161ff0" officeooo:paragraph-rsid="00161ff0"/>
    </style:style>
    <style:style style:name="P18" style:family="paragraph" style:parent-style-name="Footnote">
      <style:text-properties officeooo:rsid="0019a6af" officeooo:paragraph-rsid="0019a6af"/>
    </style:style>
    <style:style style:name="P19" style:family="paragraph" style:parent-style-name="Footnote">
      <style:text-properties officeooo:rsid="001af068" officeooo:paragraph-rsid="001af068"/>
    </style:style>
    <style:style style:name="P20" style:family="paragraph" style:parent-style-name="Footnote">
      <style:text-properties officeooo:rsid="001dc9bb" officeooo:paragraph-rsid="001dc9bb"/>
    </style:style>
    <style:style style:name="P21" style:family="paragraph" style:parent-style-name="Text_20_body">
      <style:text-properties officeooo:rsid="001dc9bb" officeooo:paragraph-rsid="001dc9bb"/>
    </style:style>
    <style:style style:name="P22" style:family="paragraph" style:parent-style-name="Footnote">
      <style:text-properties officeooo:rsid="001fb6bf" officeooo:paragraph-rsid="001fb6bf"/>
    </style:style>
    <style:style style:name="P23" style:family="paragraph" style:parent-style-name="Text_20_body">
      <style:text-properties officeooo:rsid="001fb6bf" officeooo:paragraph-rsid="001fb6bf"/>
    </style:style>
    <style:style style:name="P24" style:family="paragraph" style:parent-style-name="Footnote">
      <style:text-properties officeooo:rsid="00231a43" officeooo:paragraph-rsid="00231a43"/>
    </style:style>
    <style:style style:name="P25" style:family="paragraph" style:parent-style-name="Text_20_body">
      <style:text-properties officeooo:rsid="00231a43" officeooo:paragraph-rsid="00231a43"/>
    </style:style>
    <style:style style:name="P26" style:family="paragraph" style:parent-style-name="Text_20_body">
      <style:text-properties officeooo:rsid="0012959a" officeooo:paragraph-rsid="0012959a"/>
    </style:style>
    <style:style style:name="P27" style:family="paragraph" style:parent-style-name="Text_20_body">
      <style:text-properties officeooo:rsid="00173177" officeooo:paragraph-rsid="00173177"/>
    </style:style>
    <style:style style:name="P28" style:family="paragraph" style:parent-style-name="Text_20_body">
      <style:text-properties officeooo:rsid="0018bba0" officeooo:paragraph-rsid="0018bba0"/>
    </style:style>
    <style:style style:name="P29" style:family="paragraph" style:parent-style-name="Text_20_body">
      <style:text-properties officeooo:rsid="002765a6" officeooo:paragraph-rsid="002765a6"/>
    </style:style>
    <style:style style:name="P30" style:family="paragraph" style:parent-style-name="Text_20_body">
      <style:paragraph-properties fo:margin-top="0cm" fo:margin-bottom="0cm" style:contextual-spacing="false" fo:line-height="100%"/>
      <style:text-properties officeooo:rsid="00287591" officeooo:paragraph-rsid="00287591"/>
    </style:style>
    <style:style style:name="P31" style:family="paragraph" style:parent-style-name="Text_20_body">
      <style:paragraph-properties fo:text-align="justify" style:justify-single-word="false"/>
      <style:text-properties officeooo:rsid="001fda53" officeooo:paragraph-rsid="001fda53"/>
    </style:style>
    <style:style style:name="P32" style:family="paragraph" style:parent-style-name="Text_20_body">
      <style:text-properties officeooo:rsid="002067c1" officeooo:paragraph-rsid="002067c1"/>
    </style:style>
    <style:style style:name="P33" style:family="paragraph" style:parent-style-name="Text_20_body">
      <style:text-properties officeooo:rsid="0021e9ee" officeooo:paragraph-rsid="0021e9ee"/>
    </style:style>
    <style:style style:name="P34" style:family="paragraph" style:parent-style-name="Text_20_body">
      <style:text-properties officeooo:rsid="00267c03" officeooo:paragraph-rsid="00267c03"/>
    </style:style>
    <style:style style:name="P35" style:family="paragraph" style:parent-style-name="Text_20_body">
      <style:text-properties officeooo:rsid="002709bd" officeooo:paragraph-rsid="002709bd"/>
    </style:style>
    <style:style style:name="P36" style:family="paragraph" style:parent-style-name="Text_20_body">
      <style:text-properties officeooo:rsid="00193cc2" officeooo:paragraph-rsid="00193cc2"/>
    </style:style>
    <style:style style:name="P37" style:family="paragraph" style:parent-style-name="Text_20_body">
      <style:text-properties fo:font-style="normal" officeooo:rsid="001af068" officeooo:paragraph-rsid="001af068" style:font-style-asian="normal" style:font-style-complex="normal"/>
    </style:style>
    <style:style style:name="P38" style:family="paragraph" style:parent-style-name="Text_20_body">
      <style:text-properties officeooo:paragraph-rsid="002709bd"/>
    </style:style>
    <style:style style:name="P39" style:family="paragraph" style:parent-style-name="Text_20_body">
      <style:text-properties officeooo:paragraph-rsid="002765a6"/>
    </style:style>
    <style:style style:name="P40" style:family="paragraph" style:parent-style-name="Text_20_body">
      <style:paragraph-properties fo:text-align="justify" style:justify-single-word="false" fo:break-before="page"/>
      <style:text-properties officeooo:paragraph-rsid="001fda53"/>
    </style:style>
    <style:style style:name="P41" style:family="paragraph" style:parent-style-name="Text_20_body">
      <style:text-properties officeooo:paragraph-rsid="00287591"/>
    </style:style>
    <style:style style:name="P42" style:family="paragraph" style:parent-style-name="Footnote">
      <style:text-properties fo:font-variant="normal" fo:text-transform="none" style:text-position="0% 100%" fo:font-style="normal" style:text-underline-style="none" fo:font-weight="normal"/>
    </style:style>
    <style:style style:name="P43" style:family="paragraph" style:parent-style-name="Heading_20_1">
      <style:paragraph-properties fo:break-before="page"/>
      <style:text-properties style:font-name="DejaVu Serif" officeooo:rsid="000fea87" officeooo:paragraph-rsid="000fea87"/>
    </style:style>
    <style:style style:name="P44" style:family="paragraph" style:parent-style-name="Heading_20_1">
      <style:text-properties officeooo:rsid="0012959a" officeooo:paragraph-rsid="0012959a"/>
    </style:style>
    <style:style style:name="P45" style:family="paragraph" style:parent-style-name="Heading_20_1">
      <style:text-properties officeooo:rsid="00173177" officeooo:paragraph-rsid="00173177"/>
    </style:style>
    <style:style style:name="P46" style:family="paragraph" style:parent-style-name="Heading_20_1">
      <style:text-properties officeooo:rsid="0018bba0" officeooo:paragraph-rsid="0018bba0"/>
    </style:style>
    <style:style style:name="P47" style:family="paragraph" style:parent-style-name="Heading_20_1">
      <style:text-properties officeooo:rsid="001fb6bf" officeooo:paragraph-rsid="001fb6bf"/>
    </style:style>
    <style:style style:name="P48" style:family="paragraph" style:parent-style-name="Heading_20_1">
      <style:text-properties officeooo:rsid="002765a6" officeooo:paragraph-rsid="002765a6"/>
    </style:style>
    <style:style style:name="P49" style:family="paragraph" style:parent-style-name="Heading_20_1">
      <style:text-properties officeooo:rsid="00287591" officeooo:paragraph-rsid="00287591"/>
    </style:style>
    <style:style style:name="P50" style:family="paragraph" style:parent-style-name="Heading_20_2">
      <style:text-properties style:font-name="DejaVu Serif" officeooo:rsid="0011c8f1" officeooo:paragraph-rsid="0011c8f1"/>
    </style:style>
    <style:style style:name="P51" style:family="paragraph" style:parent-style-name="Heading_20_2">
      <style:text-properties officeooo:rsid="0012959a" officeooo:paragraph-rsid="0012959a"/>
    </style:style>
    <style:style style:name="P52" style:family="paragraph" style:parent-style-name="Heading_20_2">
      <style:paragraph-properties fo:break-before="page"/>
      <style:text-properties officeooo:rsid="00138902" officeooo:paragraph-rsid="00138902"/>
    </style:style>
    <style:style style:name="P53" style:family="paragraph" style:parent-style-name="Heading_20_2">
      <style:text-properties officeooo:rsid="0015517a" officeooo:paragraph-rsid="0015517a"/>
    </style:style>
    <style:style style:name="P54" style:family="paragraph" style:parent-style-name="Heading_20_2">
      <style:text-properties officeooo:rsid="00161ff0" officeooo:paragraph-rsid="00161ff0"/>
    </style:style>
    <style:style style:name="P55" style:family="paragraph" style:parent-style-name="Heading_20_2">
      <style:paragraph-properties fo:text-align="start" style:justify-single-word="false"/>
      <style:text-properties officeooo:rsid="001fb6bf" officeooo:paragraph-rsid="001fb6bf"/>
    </style:style>
    <style:style style:name="P56" style:family="paragraph" style:parent-style-name="Heading_20_2">
      <style:paragraph-properties fo:text-align="start" style:justify-single-word="false"/>
      <style:text-properties officeooo:rsid="001fda53" officeooo:paragraph-rsid="001fda53"/>
    </style:style>
    <style:style style:name="P57" style:family="paragraph" style:parent-style-name="Heading_20_2">
      <style:text-properties officeooo:rsid="002067c1" officeooo:paragraph-rsid="002067c1"/>
    </style:style>
    <style:style style:name="P58" style:family="paragraph" style:parent-style-name="Heading_20_2">
      <style:text-properties officeooo:rsid="0021e9ee" officeooo:paragraph-rsid="0021e9ee"/>
    </style:style>
    <style:style style:name="P59" style:family="paragraph" style:parent-style-name="Heading_20_3">
      <style:text-properties officeooo:rsid="0021e9ee" officeooo:paragraph-rsid="0021e9ee"/>
    </style:style>
    <style:style style:name="P60" style:family="paragraph" style:parent-style-name="Heading_20_3">
      <style:text-properties officeooo:rsid="00231a43" officeooo:paragraph-rsid="00231a43"/>
    </style:style>
    <style:style style:name="P61" style:family="paragraph" style:parent-style-name="Heading_20_3">
      <style:text-properties officeooo:rsid="00267c03" officeooo:paragraph-rsid="00267c03"/>
    </style:style>
    <style:style style:name="P62" style:family="paragraph" style:parent-style-name="Heading_20_3">
      <style:text-properties officeooo:rsid="002709bd" officeooo:paragraph-rsid="002709bd"/>
    </style:style>
    <style:style style:name="P63" style:family="paragraph" style:parent-style-name="Text_20_body" style:list-style-name="L1">
      <style:text-properties style:font-name="DejaVu Serif" fo:font-style="italic" officeooo:rsid="0011c8f1" officeooo:paragraph-rsid="0011c8f1" style:font-style-asian="italic" style:font-style-complex="italic"/>
    </style:style>
    <style:style style:name="P64" style:family="paragraph" style:parent-style-name="Text_20_body" style:list-style-name="L1">
      <style:text-properties style:font-name="DejaVu Serif" fo:font-style="italic" officeooo:rsid="0012959a" officeooo:paragraph-rsid="0012959a" style:font-style-asian="italic" style:font-style-complex="italic"/>
    </style:style>
    <style:style style:name="P65" style:family="paragraph" style:parent-style-name="Text_20_body">
      <style:text-properties style:font-name="DejaVu Serif" fo:font-style="normal" officeooo:rsid="0012959a" officeooo:paragraph-rsid="0012959a" style:font-style-asian="normal" style:font-style-complex="normal"/>
    </style:style>
    <style:style style:name="P66" style:family="paragraph" style:parent-style-name="Text_20_body" style:list-style-name="L2">
      <style:text-properties officeooo:rsid="0018bba0" officeooo:paragraph-rsid="0018bba0"/>
    </style:style>
    <style:style style:name="P67" style:family="paragraph" style:parent-style-name="Text_20_body" style:list-style-name="L3">
      <style:text-properties fo:font-style="normal" officeooo:rsid="001cb5a5" officeooo:paragraph-rsid="001cb5a5" style:font-style-asian="normal" style:font-style-complex="normal"/>
    </style:style>
    <style:style style:name="P68" style:family="paragraph" style:parent-style-name="Text_20_body">
      <style:text-properties officeooo:rsid="00138902" officeooo:paragraph-rsid="00138902"/>
    </style:style>
    <style:style style:name="T1" style:family="text">
      <style:text-properties officeooo:rsid="00161ff0"/>
    </style:style>
    <style:style style:name="T2" style:family="text">
      <style:text-properties style:font-name="DejaVu Serif"/>
    </style:style>
    <style:style style:name="T3" style:family="text">
      <style:text-properties style:font-name="DejaVu Serif" officeooo:rsid="0011c8f1"/>
    </style:style>
    <style:style style:name="T4" style:family="text">
      <style:text-properties fo:font-style="normal" style:font-style-asian="normal" style:font-style-complex="normal"/>
    </style:style>
    <style:style style:name="T5" style:family="text">
      <style:text-properties fo:font-style="normal" officeooo:rsid="0012959a" style:font-style-asian="normal" style:font-style-complex="normal"/>
    </style:style>
    <style:style style:name="T6" style:family="text">
      <style:text-properties fo:font-style="normal" officeooo:rsid="00138902" style:font-style-asian="normal" style:font-style-complex="normal"/>
    </style:style>
    <style:style style:name="T7" style:family="text">
      <style:text-properties fo:font-style="normal" officeooo:rsid="00173177" style:font-style-asian="normal" style:font-style-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normal" style:text-underline-style="none" fo:font-weight="normal" officeooo:rsid="0012959a"/>
    </style:style>
    <style:style style:name="T10" style:family="text">
      <style:text-properties fo:font-variant="normal" fo:text-transform="none" style:text-position="0% 100%" fo:font-style="normal" style:text-underline-style="none" fo:font-weight="normal" officeooo:rsid="0021e9ee"/>
    </style:style>
    <style:style style:name="T11" style:family="text">
      <style:text-properties fo:font-variant="normal" fo:text-transform="none" style:text-position="0% 100%" fo:font-style="normal" style:text-underline-style="none" fo:font-weight="normal" officeooo:rsid="002500fe"/>
    </style:style>
    <style:style style:name="T12" style:family="text">
      <style:text-properties officeooo:rsid="00138902"/>
    </style:style>
    <style:style style:name="T13" style:family="text">
      <style:text-properties officeooo:rsid="0015517a"/>
    </style:style>
    <style:style style:name="T14" style:family="text">
      <style:text-properties officeooo:rsid="00173177"/>
    </style:style>
    <style:style style:name="T15" style:family="text">
      <style:text-properties fo:font-style="italic" officeooo:rsid="00173177" style:font-style-asian="italic" style:font-style-complex="italic"/>
    </style:style>
    <style:style style:name="T16" style:family="text">
      <style:text-properties fo:font-style="italic" officeooo:rsid="001af068" style:font-style-asian="italic" style:font-style-complex="italic"/>
    </style:style>
    <style:style style:name="T17" style:family="text">
      <style:text-properties officeooo:rsid="00175390"/>
    </style:style>
    <style:style style:name="T18" style:family="text">
      <style:text-properties officeooo:rsid="0018bba0"/>
    </style:style>
    <style:style style:name="T19" style:family="text">
      <style:text-properties officeooo:rsid="0019a6af"/>
    </style:style>
    <style:style style:name="T20" style:family="text">
      <style:text-properties style:font-name="DejaVu Serif2" fo:font-size="10pt" style:font-size-asian="10pt" style:font-size-complex="10pt"/>
    </style:style>
    <style:style style:name="T21" style:family="text">
      <style:text-properties officeooo:rsid="001af068"/>
    </style:style>
    <style:style style:name="T22" style:family="text">
      <style:text-properties officeooo:rsid="001fb6bf"/>
    </style:style>
    <style:style style:name="T23" style:family="text">
      <style:text-properties officeooo:rsid="001fda53"/>
    </style:style>
    <style:style style:name="T24" style:family="text">
      <style:text-properties officeooo:rsid="0021e9ee"/>
    </style:style>
    <style:style style:name="T25" style:family="text">
      <style:text-properties officeooo:rsid="00231a43"/>
    </style:style>
    <style:style style:name="T26" style:family="text">
      <style:text-properties officeooo:rsid="002500fe"/>
    </style:style>
    <style:style style:name="T27" style:family="text">
      <style:text-properties officeooo:rsid="00267c03"/>
    </style:style>
    <style:style style:name="T28" style:family="text">
      <style:text-properties officeooo:rsid="002709bd"/>
    </style:style>
    <style:style style:name="T29" style:family="text">
      <style:text-properties officeooo:rsid="002a0b64"/>
    </style:style>
    <style:style style:name="T30" style:family="text">
      <style:text-properties officeooo:rsid="002a1b79"/>
    </style:style>
    <style:style style:name="T31" style:family="text">
      <style:text-properties officeooo:rsid="002a2c80"/>
    </style:style>
    <style:style style:name="T32" style:family="text">
      <style:text-properties officeooo:rsid="002b5b9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Text_20_body"/>
      <text:p text:style-name="Text_20_body"/>
      <text:p text:style-name="Text_20_body"/>
      <text:p text:style-name="P8">Die Projektabnahme</text:p>
      <text:p text:style-name="P6">Semesterarbeit</text:p>
      <text:p text:style-name="P7"/>
      <text:p text:style-name="P7"/>
      <text:p text:style-name="P7"/>
      <text:p text:style-name="P7"/>
      <text:p text:style-name="P7"/>
      <text:p text:style-name="P7"/>
      <text:p text:style-name="P7"/>
      <text:p text:style-name="P7"/>
      <text:p text:style-name="P9">Vorgelegt von:</text:p>
      <text:p text:style-name="P9"/>
      <text:p text:style-name="P9">Simon Löschke</text:p>
      <text:p text:style-name="P9">4ABIT</text:p>
      <text:p text:style-name="P9"/>
      <text:p text:style-name="P30">Datum: 10.01.2023</text:p>
      <text:p text:style-name="P7"/>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Inhaltsverzeichnis</text:p>
          </text:index-title>
          <text:p text:style-name="P10"><text:a xlink:type="simple" xlink:href="#__RefHeading___Toc2489_680048908" text:style-name="Index_20_Link" text:visited-style-name="Index_20_Link">Einleitung<text:tab/>3</text:a></text:p>
          <text:p text:style-name="P11"><text:a xlink:type="simple" xlink:href="#__RefHeading___Toc2491_680048908" text:style-name="Index_20_Link" text:visited-style-name="Index_20_Link">Begriffsdefinitionen<text:tab/>3</text:a></text:p>
          <text:p text:style-name="P10"><text:a xlink:type="simple" xlink:href="#__RefHeading___Toc2493_680048908" text:style-name="Index_20_Link" text:visited-style-name="Index_20_Link">Der Projektzyklus<text:tab/>4</text:a></text:p>
          <text:p text:style-name="P11"><text:a xlink:type="simple" xlink:href="#__RefHeading___Toc2495_680048908" text:style-name="Index_20_Link" text:visited-style-name="Index_20_Link">Phase 1: Projektplanung<text:tab/>4</text:a></text:p>
          <text:p text:style-name="P11"><text:a xlink:type="simple" xlink:href="#__RefHeading___Toc2497_680048908" text:style-name="Index_20_Link" text:visited-style-name="Index_20_Link">Phase 2: Projektumsetzung<text:tab/>4</text:a></text:p>
          <text:p text:style-name="P11"><text:a xlink:type="simple" xlink:href="#__RefHeading___Toc2499_680048908" text:style-name="Index_20_Link" text:visited-style-name="Index_20_Link">Phase 3: Testphase<text:tab/>5</text:a></text:p>
          <text:p text:style-name="P11"><text:a xlink:type="simple" xlink:href="#__RefHeading___Toc2501_680048908" text:style-name="Index_20_Link" text:visited-style-name="Index_20_Link">Phase 4: Projektendphase<text:tab/>5</text:a></text:p>
          <text:p text:style-name="P10"><text:a xlink:type="simple" xlink:href="#__RefHeading___Toc2503_680048908" text:style-name="Index_20_Link" text:visited-style-name="Index_20_Link">Relevanz der Projektabnahme<text:tab/>6</text:a></text:p>
          <text:p text:style-name="P10"><text:a xlink:type="simple" xlink:href="#__RefHeading___Toc2505_680048908" text:style-name="Index_20_Link" text:visited-style-name="Index_20_Link">Wasserfall vs. SCRUM<text:tab/>7</text:a></text:p>
          <text:p text:style-name="P10"><text:a xlink:type="simple" xlink:href="#__RefHeading___Toc2507_680048908" text:style-name="Index_20_Link" text:visited-style-name="Index_20_Link">Schwierigkeiten bei der Projektabnahme<text:tab/>8</text:a></text:p>
          <text:p text:style-name="P11"><text:a xlink:type="simple" xlink:href="#__RefHeading___Toc2509_680048908" text:style-name="Index_20_Link" text:visited-style-name="Index_20_Link">1. Fehlende Mitwirkung des Kunden im Entwicklungsprozess<text:tab/>9</text:a></text:p>
          <text:p text:style-name="P11"><text:a xlink:type="simple" xlink:href="#__RefHeading___Toc2511_680048908" text:style-name="Index_20_Link" text:visited-style-name="Index_20_Link">2. Fehlende Mitwirkung des Kunden bei der Abnahme<text:tab/>9</text:a></text:p>
          <text:p text:style-name="P11"><text:a xlink:type="simple" xlink:href="#__RefHeading___Toc2513_680048908" text:style-name="Index_20_Link" text:visited-style-name="Index_20_Link">3. Lieferverzögerung durch den Auftragnehmer<text:tab/>9</text:a></text:p>
          <text:p text:style-name="P11"><text:a xlink:type="simple" xlink:href="#__RefHeading___Toc2515_680048908" text:style-name="Index_20_Link" text:visited-style-name="Index_20_Link">4. Uneinigkeit über geleistete Umsetzungen<text:tab/>10</text:a></text:p>
          <text:p text:style-name="P11"><text:a xlink:type="simple" xlink:href="#__RefHeading___Toc2517_680048908" text:style-name="Index_20_Link" text:visited-style-name="Index_20_Link">5. Tod einer Partei<text:tab/>10</text:a></text:p>
          <text:p text:style-name="P11"><text:a xlink:type="simple" xlink:href="#__RefHeading___Toc2519_680048908" text:style-name="Index_20_Link" text:visited-style-name="Index_20_Link">Lösungsansätze<text:tab/>10</text:a></text:p>
          <text:p text:style-name="P12"><text:a xlink:type="simple" xlink:href="#__RefHeading___Toc2521_680048908" text:style-name="Index_20_Link" text:visited-style-name="Index_20_Link">1. Fehlende Mitwirkung im Entwicklungsprozess<text:tab/>10</text:a></text:p>
          <text:p text:style-name="P12"><text:a xlink:type="simple" xlink:href="#__RefHeading___Toc2523_680048908" text:style-name="Index_20_Link" text:visited-style-name="Index_20_Link">2. Fehlende Mitwirkung bei der Abnahme<text:tab/>11</text:a></text:p>
          <text:p text:style-name="P12"><text:a xlink:type="simple" xlink:href="#__RefHeading___Toc2525_680048908" text:style-name="Index_20_Link" text:visited-style-name="Index_20_Link">3. Lieferverzögerung durch den Auftragnehmer<text:tab/>11</text:a></text:p>
          <text:p text:style-name="P12"><text:a xlink:type="simple" xlink:href="#__RefHeading___Toc2527_680048908" text:style-name="Index_20_Link" text:visited-style-name="Index_20_Link">4. Uneinigkeit der Parteien<text:tab/>12</text:a></text:p>
          <text:p text:style-name="P12"><text:a xlink:type="simple" xlink:href="#__RefHeading___Toc2529_680048908" text:style-name="Index_20_Link" text:visited-style-name="Index_20_Link">5. Tod einer Vertragspartei<text:tab/>12</text:a></text:p>
          <text:p text:style-name="P10"><text:a xlink:type="simple" xlink:href="#__RefHeading___Toc2531_680048908" text:style-name="Index_20_Link" text:visited-style-name="Index_20_Link">Zusammenfassende Erwägungen<text:tab/>13</text:a></text:p>
          <text:p text:style-name="P10"><text:a xlink:type="simple" xlink:href="#__RefHeading___Toc3253_680048908" text:style-name="Index_20_Link" text:visited-style-name="Index_20_Link">Literaturverzeichnis<text:tab/>14</text:a></text:p>
        </text:index-body>
      </text:table-of-content>
      <text:p text:style-name="P7"/>
      <text:h text:style-name="P43" text:outline-level="1"><text:bookmark-start text:name="__RefHeading___Toc2489_680048908"/>Einleitung<text:bookmark-end text:name="__RefHeading___Toc2489_680048908"/></text:h>
      <text:p text:style-name="P5"/>
      <text:p text:style-name="P4">Die Projektabnahme stellt den vielleicht Wesentlichsten Teil eines Projektlebenszyklus dar, da an ihm der (wirtschaftliche) Erfolg oder Misserfolg eines Projektes abschließend gemessen werden kann. Sie gehört dementsprechend sorgsam geplant und durchgeführt.</text:p>
      <text:p text:style-name="P4">Diese Semesterarbeit setzt sich einerseits grundsätzlich mit der Thematik und den Voraussetzungen einer erfolgreichen Projektabnahme auseinander, wird sich in weiterer Folge aber auch mit den Vorteilen einer Projektabnahme mit der Methode SCRUM gegenüber dem Wasserfallmodell auseinandersetzen, da gerade sich in einem (problematischen) Projektabnahmeprozess die Vorteile agiler Methoden zeigen lassen.</text:p>
      <text:p text:style-name="P4"/>
      <text:h text:style-name="P50" text:outline-level="2"><text:bookmark-start text:name="__RefHeading___Toc2491_680048908"/>Begriffsdefinitionen<text:bookmark-end text:name="__RefHeading___Toc2491_680048908"/></text:h>
      <text:p text:style-name="Text_20_body"><text:span text:style-name="T3">U</text:span><text:span text:style-name="T2">m eine klare Abgrenzung zu anderen Themenbereichen herzustellen, werden in dieser </text:span><text:span text:style-name="T3">Semesterarbeit folgende Definitionen vorausgesetzt:</text:span></text:p>
      <text:list xml:id="list3245589177" text:style-name="L1">
        <text:list-item>
          <text:p text:style-name="P63">Projekt: <text:span text:style-name="T5">Ein Projekt ist ein einmaliges, zielgerichtetes Vorhaben, das aus gesteuerten Tätigkeiten besteht um unter Verwendung klarer Vorgaben, wie Ressourcen, Personal etc. ein Ziel zu erreichen</text:span><text:span text:style-name="T5"><text:note text:id="ftn1" text:note-class="footnote"><text:note-citation>1</text:note-citation><text:note-body><text:p text:style-name="Footnote"><text:reference-mark-start text:name="ZOTERO_ITEM CSL_CITATION {&quot;citationID&quot;:&quot;qDswzFos&quot;,&quot;properties&quot;:{&quot;formattedCitation&quot;:&quot;\\uc0\\u8222{}Projekt \\uc0\\u8211{} Wikipedia\\uc0\\u8220{}.&quot;,&quot;plainCitation&quot;:&quot;„Projekt – Wikipedia“.&quot;,&quot;noteIndex&quot;:1},&quot;citationItems&quot;:[{&quot;id&quot;:1,&quot;uris&quot;:[&quot;http://zotero.org/users/local/EWozBxT0/items/KL78AB5S&quot;],&quot;itemData&quot;:{&quot;id&quot;:1,&quot;type&quot;:&quot;webpage&quot;,&quot;title&quot;:&quot;Projekt – Wikipedia&quot;,&quot;URL&quot;:&quot;https://de.wikipedia.org/wiki/Projekt&quot;,&quot;accessed&quot;:{&quot;date-parts&quot;:[[&quot;2023&quot;,1,10]]}}}],&quot;schema&quot;:&quot;https://github.com/citation-style-language/schema/raw/master/csl-citation.json&quot;} RNDcEWx7Pl5Fx"/><text:span text:style-name="T9">Vgl. </text:span><text:span text:style-name="T8">„Projekt – Wikipedia“.</text:span><text:reference-mark-end text:name="ZOTERO_ITEM CSL_CITATION {&quot;citationID&quot;:&quot;qDswzFos&quot;,&quot;properties&quot;:{&quot;formattedCitation&quot;:&quot;\\uc0\\u8222{}Projekt \\uc0\\u8211{} Wikipedia\\uc0\\u8220{}.&quot;,&quot;plainCitation&quot;:&quot;„Projekt – Wikipedia“.&quot;,&quot;noteIndex&quot;:1},&quot;citationItems&quot;:[{&quot;id&quot;:1,&quot;uris&quot;:[&quot;http://zotero.org/users/local/EWozBxT0/items/KL78AB5S&quot;],&quot;itemData&quot;:{&quot;id&quot;:1,&quot;type&quot;:&quot;webpage&quot;,&quot;title&quot;:&quot;Projekt – Wikipedia&quot;,&quot;URL&quot;:&quot;https://de.wikipedia.org/wiki/Projekt&quot;,&quot;accessed&quot;:{&quot;date-parts&quot;:[[&quot;2023&quot;,1,10]]}}}],&quot;schema&quot;:&quot;https://github.com/citation-style-language/schema/raw/master/csl-citation.json&quot;} RNDcEWx7Pl5Fx"/></text:p></text:note-body></text:note></text:span><text:span text:style-name="T5">. </text:span><text:span text:style-name="T6">Im Kontext dieser Semesterarbeit wird ausschließlich von Softwareprojekten gesprochen, wenn auch betimmte Inhalte analog auf andere Projekte bezogen und angewandt werden könnte.</text:span></text:p>
        </text:list-item>
        <text:list-item>
          <text:p text:style-name="P64">Agile Softwareentwicklung: <text:span text:style-name="T4">ein Softwareentwicklungsprozess, der darauf abzielt, (in einem kleineren Zeitrahmen) dem Kunden kleinere Teile funktionsfähiger Software bereitzustellen. Ziel dieses Vorgehens </text:span><text:soft-page-break/><text:span text:style-name="T4">ist es, schnell ein gewisses Level an Kundenzufriedenheit</text:span><text:span text:style-name="T4"><text:note text:id="ftn2" text:note-class="footnote"><text:note-citation>2</text:note-citation><text:note-body><text:p text:style-name="P14">Aus Gründen der einfacheren Lesbarkeit wird in dieser Semesterarbeit ggf. das generische Maskulinum verwendet.</text:p></text:note-body></text:note></text:span><text:span text:style-name="T4"> herzustellen und dieses Level sowohl zu erhalten, bzw. bestenfalls zu erhöhen</text:span><text:span text:style-name="T4"><text:note text:id="ftn3" text:note-class="footnote"><text:note-citation>3</text:note-citation><text:note-body><text:p text:style-name="Footnote"><text:reference-mark-start text:name="ZOTERO_ITEM CSL_CITATION {&quot;citationID&quot;:&quot;cswIvff3&quot;,&quot;properties&quot;:{&quot;formattedCitation&quot;:&quot;\\uc0\\u8222{}Was ist agile Softwareentwicklung?\\uc0\\u8220{}&quot;,&quot;plainCitation&quot;:&quot;„Was ist agile Softwareentwicklung?“&quot;,&quot;noteIndex&quot;:2},&quot;citationItems&quot;:[{&quot;id&quot;:3,&quot;uris&quot;:[&quot;http://zotero.org/users/local/EWozBxT0/items/SNWBE58M&quot;],&quot;itemData&quot;:{&quot;id&quot;:3,&quot;type&quot;:&quot;webpage&quot;,&quot;title&quot;:&quot;Was ist agile Softwareentwicklung?&quot;,&quot;URL&quot;:&quot;https://www.redhat.com/de/devops/what-is-agile-methodology&quot;,&quot;accessed&quot;:{&quot;date-parts&quot;:[[&quot;2023&quot;,1,10]]}}}],&quot;schema&quot;:&quot;https://github.com/citation-style-language/schema/raw/master/csl-citation.json&quot;} RNDLNHqY0SCMx"/><text:span text:style-name="T9">Vgl. </text:span><text:span text:style-name="T8">„Was ist agile Softwareentwicklung?“</text:span><text:reference-mark-end text:name="ZOTERO_ITEM CSL_CITATION {&quot;citationID&quot;:&quot;cswIvff3&quot;,&quot;properties&quot;:{&quot;formattedCitation&quot;:&quot;\\uc0\\u8222{}Was ist agile Softwareentwicklung?\\uc0\\u8220{}&quot;,&quot;plainCitation&quot;:&quot;„Was ist agile Softwareentwicklung?“&quot;,&quot;noteIndex&quot;:2},&quot;citationItems&quot;:[{&quot;id&quot;:3,&quot;uris&quot;:[&quot;http://zotero.org/users/local/EWozBxT0/items/SNWBE58M&quot;],&quot;itemData&quot;:{&quot;id&quot;:3,&quot;type&quot;:&quot;webpage&quot;,&quot;title&quot;:&quot;Was ist agile Softwareentwicklung?&quot;,&quot;URL&quot;:&quot;https://www.redhat.com/de/devops/what-is-agile-methodology&quot;,&quot;accessed&quot;:{&quot;date-parts&quot;:[[&quot;2023&quot;,1,10]]}}}],&quot;schema&quot;:&quot;https://github.com/citation-style-language/schema/raw/master/csl-citation.json&quot;} RNDLNHqY0SCMx"/></text:p></text:note-body></text:note></text:span><text:span text:style-name="T4">.</text:span></text:p>
        </text:list-item>
      </text:list>
      <text:p text:style-name="P65"/>
      <text:h text:style-name="P44" text:outline-level="1"><text:bookmark-start text:name="__RefHeading___Toc2493_680048908"/>Der Projektzyklus<text:bookmark-end text:name="__RefHeading___Toc2493_680048908"/></text:h>
      <text:p text:style-name="P26">Grob zusammengefasst besteht der Projektzyklus aus vier Phasen, <text:span text:style-name="T1">b</text:span>ei der die Projektabnahme auch immer als Mittel des Projektcontrollings – darauf wird an späterer Stelle etwas genauer eingegangen – verwendet werden kann und niemals aus den Augen verloren werden sollte!</text:p>
      <text:p text:style-name="P15">Folgend werden die Projektphasen kurz umrissen und deren Relevanz speziell für die Projektabnahme betrachtet.</text:p>
      <text:h text:style-name="P51" text:outline-level="2"><text:bookmark-start text:name="__RefHeading___Toc2495_680048908"/>Phase 1: <text:span text:style-name="T12">Projektplanung</text:span><text:bookmark-end text:name="__RefHeading___Toc2495_680048908"/></text:h>
      <text:p text:style-name="P15">Bereits bei der Angebotslegung – und kundenseitig bei der Ausschreibung – ergibt sich zwar ein grober Überblick über Umfang und gewünschte Funktionalitäten des Projektes, in der konkreten Projektplanung allerdings werden Meilensteine und Zeiträume geplant, in denen <text:span text:style-name="T29">b</text:span>estimmte Bestandteile der Software – bestenfalls voll funktionsfähig – dem Kunden übergeben werden können. Hier ist es bereits elementar wichtig, festzulegen, wie genau eine Abnahme vonstatten zu gehen hat und ab wann das Projekt als abgenommen gilt.</text:p>
      <text:p text:style-name="P15"/>
      <text:h text:style-name="P52" text:outline-level="2"><text:bookmark-start text:name="__RefHeading___Toc2497_680048908"/>Phase 2: Projektumsetzung<text:bookmark-end text:name="__RefHeading___Toc2497_680048908"/></text:h>
      <text:p text:style-name="P15">Während der Projektumsetzung sollte der Auftragnehmer (AN) grundsätzlich nicht nur das Lasten- und Pflichtenheft im Blick behalten, sondern auch immer die vorher eindeutig und klar umrissenen und vereinbar<text:span text:style-name="T1">t</text:span>en Abnahmekriterien des Projektes. <text:span text:style-name="T13">Dies verhindert übermäßigen Ressourceneinsatz und so</text:span><text:span text:style-name="T30">r</text:span><text:span text:style-name="T13">gt ggf. für ein fristgerechtes Arbeiten. Hier ergibt sich allerdings auch ein Spannungsbogen zwischen Qualität und Zeit: versucht der AN sich ausschließlich an Abnahmekriterien zu orientieren, könnte er in Gefahr laufen, nicht bestmögliche, sondern Mindestqualität abzuliefern, sprich gerade so viel so gut umzusetzen, wie es für eine Abnahme notwendig ist. Dies kann langfristig der Reputation des Unternehmens schaden und sollte bestenfalls vermieden werden, auch wenn es auf Grund hohen Auftragsdrucks und Personalmangel möglicherweise nicht immer zu vermeiden ist.</text:span></text:p>
      <text:p text:style-name="P15"/>
      <text:h text:style-name="P53" text:outline-level="2"><text:bookmark-start text:name="__RefHeading___Toc2499_680048908"/>Phase 3: Testphase<text:bookmark-end text:name="__RefHeading___Toc2499_680048908"/></text:h>
      <text:p text:style-name="P17">Die Testphase gibt dem Kunden einerseits d<text:span text:style-name="T31">i</text:span>e Möglichkeit, zu überprüfen ob Software(teile) vertrags- und auftragsgemäß umgesetzt wurden, andererseits hat der AN hier die Möglichkeit, den Kunden schon konkret auf die Abnahme als solches vo<text:span text:style-name="T27">r</text:span>zubereiten. Bei guter Projektplanung und Umsetzung geht es in dieser Phase nicht mehr darum die grundlegende Funktionalität der Software zu ändern, sondern schlichtweg bestehende und vorher nicht bekannte Fehler zu beheben. Messlatte für eine gute Testphase ist somit nicht nur das Lasten- und Pflichtenheft, sondern auch die Abnahmekriterien, da bei <text:s/>funktionierender Software bereits hier eine (Teil-) Abnahme erfolgen kann.</text:p>
      <text:h text:style-name="P54" text:outline-level="2"><text:bookmark-start text:name="__RefHeading___Toc2501_680048908"/><text:soft-page-break/>Phase 4: Projektendphase<text:bookmark-end text:name="__RefHeading___Toc2501_680048908"/></text:h>
      <text:p text:style-name="P17">Hier steht eigentlich ein<text:span text:style-name="T31">e einzige Maßnahme</text:span> auf der Tagesordnung: die Abnahme und ggf. Bezahlung des Projektes und somit Erfolg bzw. Misserfolg<text:note text:id="ftn4" text:note-class="footnote"><text:note-citation>4</text:note-citation><text:note-body><text:p text:style-name="P16">Erfolg ist hier relativ zu verstehen: <text:span text:style-name="T14">kann nur durch übermäßigen Ressourceneinsatz eine Abnahme erzielt werden, ist dies wirtschaftlich gesehen natürlich </text:span><text:span text:style-name="T15">kein </text:span><text:span text:style-name="T7">Erfolg. Dies ist aber nicht Thema dieser Arbeit, hier wird eine erfolgreiche Abnahme generell als Erfolg verbucht.</text:span></text:p></text:note-body></text:note> eines Projektes. <text:span text:style-name="T14">Die Abnahme hat unter Berücksichtigung der unter Phase 1 vereinbarten Ziele und Methoden zu erfolgen – es sei denn, man hat sich im Projektumsetzungsprozess auf andere Vorgaben gemeinsam geeinigt. Denn: gerade große Projekte sind in der Regel nicht starr umzusetzen, sondern während der Umsetzung können sowohl AN als auch Kunden auf neue Aspekte stoßen, die bisher vielleicht übersehen wurden. Dies gilt es – beiderseitig – zu berücksichtigen.</text:span></text:p>
      <text:h text:style-name="P45" text:outline-level="1"><text:bookmark-start text:name="__RefHeading___Toc2503_680048908"/>Relevanz der Projektabnahme<text:bookmark-end text:name="__RefHeading___Toc2503_680048908"/></text:h>
      <text:p text:style-name="P27">Warum ist <text:s/>eine erfolgreiche Projektabnahme so entscheidend? Dies liegt in der Natur des zustande gekommenen Vertrages. Bei der Umsetzung eines Projektes, wir erinnern uns an die verwendete Definition auf Seite 3, kommt nahezu ausschließlich ein sogenannter Werkvertrag<text:note text:id="ftn5" text:note-class="footnote"><text:note-citation>5</text:note-citation><text:note-body><text:p text:style-name="P42"><text:reference-mark-start text:name="ZOTERO_ITEM CSL_CITATION {&quot;citationID&quot;:&quot;iMqrI1za&quot;,&quot;properties&quot;:{&quot;formattedCitation&quot;:&quot;\\uc0\\u8222{}Werkvertrag (arbeitsrechtlich) - WKO.at\\uc0\\u8220{}.&quot;,&quot;plainCitation&quot;:&quot;„Werkvertrag (arbeitsrechtlich) - WKO.at“.&quot;,&quot;noteIndex&quot;:5},&quot;citationItems&quot;:[{&quot;id&quot;:5,&quot;uris&quot;:[&quot;http://zotero.org/users/local/EWozBxT0/items/Q9HVQIPS&quot;],&quot;itemData&quot;:{&quot;id&quot;:5,&quot;type&quot;:&quot;webpage&quot;,&quot;title&quot;:&quot;Werkvertrag (arbeitsrechtlich) - WKO.at&quot;,&quot;URL&quot;:&quot;https://www.wko.at/service/arbeitsrecht-sozialrecht/Werkvertrag_(arbeitsrechtlich).html&quot;,&quot;accessed&quot;:{&quot;date-parts&quot;:[[&quot;2023&quot;,1,10]]}}}],&quot;schema&quot;:&quot;https://github.com/citation-style-language/schema/raw/master/csl-citation.json&quot;} RNDFXGDcFqRcY"/>„Werkvertrag (arbeitsrechtlich) - WKO.at“.<text:reference-mark-end text:name="ZOTERO_ITEM CSL_CITATION {&quot;citationID&quot;:&quot;iMqrI1za&quot;,&quot;properties&quot;:{&quot;formattedCitation&quot;:&quot;\\uc0\\u8222{}Werkvertrag (arbeitsrechtlich) - WKO.at\\uc0\\u8220{}.&quot;,&quot;plainCitation&quot;:&quot;„Werkvertrag (arbeitsrechtlich) - WKO.at“.&quot;,&quot;noteIndex&quot;:5},&quot;citationItems&quot;:[{&quot;id&quot;:5,&quot;uris&quot;:[&quot;http://zotero.org/users/local/EWozBxT0/items/Q9HVQIPS&quot;],&quot;itemData&quot;:{&quot;id&quot;:5,&quot;type&quot;:&quot;webpage&quot;,&quot;title&quot;:&quot;Werkvertrag (arbeitsrechtlich) - WKO.at&quot;,&quot;URL&quot;:&quot;https://www.wko.at/service/arbeitsrecht-sozialrecht/Werkvertrag_(arbeitsrechtlich).html&quot;,&quot;accessed&quot;:{&quot;date-parts&quot;:[[&quot;2023&quot;,1,10]]}}}],&quot;schema&quot;:&quot;https://github.com/citation-style-language/schema/raw/master/csl-citation.json&quot;} RNDFXGDcFqRcY"/></text:p></text:note-body></text:note> zustande. <text:span text:style-name="T17">Man darf sich nicht davon leiten lassen, dass (auch) Arbeitszeit verrechnet wird, am Ende des Entwicklungsprozesses steht ein Produkt, das aus seiner Natur heraus als Werk zu verstehen ist. Ein Werk muss nur dann bezahlt werden, wenn es wie vereinbart umgesetzt wurde, es sei denn, es wurde vereinbart, dass es in einzelnen Schritten umgesetzt wird. </text:span><text:span text:style-name="T18">In diesem Falle</text:span><text:span text:style-name="T17"> gebührt dem AN eine anteilige Bezahlung pro vereinbarte</text:span><text:span text:style-name="T18">m</text:span><text:span text:style-name="T17"> Arbeitsschritt</text:span><text:span text:style-name="T17"><text:note text:id="ftn6" text:note-class="footnote"><text:note-citation>6</text:note-citation><text:note-body><text:p text:style-name="P42"><text:reference-mark-start text:name="ZOTERO_ITEM CSL_CITATION {&quot;citationID&quot;:&quot;v9DhH2Ii&quot;,&quot;properties&quot;:{&quot;formattedCitation&quot;:&quot;\\uc0\\u8222{}\\uc0\\u167{} 1170 ABGB (Allgemeines b\\uc0\\u252{}rgerliches Gesetzbuch), Entrichtung des Entgelts. - JUSLINE \\uc0\\u214{}sterreich\\uc0\\u8220{}.&quot;,&quot;plainCitation&quot;:&quot;„§ 1170 ABGB (Allgemeines bürgerliches Gesetzbuch), Entrichtung des Entgelts. - JUSLINE Österreich“.&quot;,&quot;noteIndex&quot;:6},&quot;citationItems&quot;:[{&quot;id&quot;:7,&quot;uris&quot;:[&quot;http://zotero.org/users/local/EWozBxT0/items/XEGLYY4A&quot;],&quot;itemData&quot;:{&quot;id&quot;:7,&quot;type&quot;:&quot;webpage&quot;,&quot;title&quot;:&quot;§ 1170 ABGB (Allgemeines bürgerliches Gesetzbuch), Entrichtung des Entgelts. - JUSLINE Österreich&quot;,&quot;URL&quot;:&quot;https://www.jusline.at/gesetz/abgb/paragraf/1170&quot;,&quot;accessed&quot;:{&quot;date-parts&quot;:[[&quot;2023&quot;,1,10]]}}}],&quot;schema&quot;:&quot;https://github.com/citation-style-language/schema/raw/master/csl-citation.json&quot;} RNDp1gOHJNLPZ"/>„§ 1170 ABGB (Allgemeines bürgerliches Gesetzbuch), Entrichtung des Entgelts. - JUSLINE Österreich“.<text:reference-mark-end text:name="ZOTERO_ITEM CSL_CITATION {&quot;citationID&quot;:&quot;v9DhH2Ii&quot;,&quot;properties&quot;:{&quot;formattedCitation&quot;:&quot;\\uc0\\u8222{}\\uc0\\u167{} 1170 ABGB (Allgemeines b\\uc0\\u252{}rgerliches Gesetzbuch), Entrichtung des Entgelts. - JUSLINE \\uc0\\u214{}sterreich\\uc0\\u8220{}.&quot;,&quot;plainCitation&quot;:&quot;„§ 1170 ABGB (Allgemeines bürgerliches Gesetzbuch), Entrichtung des Entgelts. - JUSLINE Österreich“.&quot;,&quot;noteIndex&quot;:6},&quot;citationItems&quot;:[{&quot;id&quot;:7,&quot;uris&quot;:[&quot;http://zotero.org/users/local/EWozBxT0/items/XEGLYY4A&quot;],&quot;itemData&quot;:{&quot;id&quot;:7,&quot;type&quot;:&quot;webpage&quot;,&quot;title&quot;:&quot;§ 1170 ABGB (Allgemeines bürgerliches Gesetzbuch), Entrichtung des Entgelts. - JUSLINE Österreich&quot;,&quot;URL&quot;:&quot;https://www.jusline.at/gesetz/abgb/paragraf/1170&quot;,&quot;accessed&quot;:{&quot;date-parts&quot;:[[&quot;2023&quot;,1,10]]}}}],&quot;schema&quot;:&quot;https://github.com/citation-style-language/schema/raw/master/csl-citation.json&quot;} RNDp1gOHJNLPZ"/></text:p></text:note-body></text:note></text:span><text:span text:style-name="T17">. </text:span><text:span text:style-name="T18">Aus genau diesem Grund ist eine erfolgreiche Abnahme entscheidend und kann als solche nur bedingt umgangen werden. </text:span></text:p>
      <text:h text:style-name="P46" text:outline-level="1"><text:bookmark-start text:name="__RefHeading___Toc2505_680048908"/><text:soft-page-break/>Wasserfall vs. SCRUM <text:bookmark-end text:name="__RefHeading___Toc2505_680048908"/></text:h>
      <text:p text:style-name="P28">Obwohl es verschiedene Projektmanagement-<text:span text:style-name="T32">M</text:span>ethoden gibt, beschränkt sich diese Semesterarbeit auf die beiden gängigsten, wobei die sogenannte Wasserfallmethode eher als veraltet gilt – aber in der Praxis durchaus noch Anwendung findet. Erinnern wir uns an die Projektphasen – in genau diesem linearen Modell verläuft das Projekt, wenn nach der Wasserfallmethode gearbeitet wird. Dabei kann diese Methode für Softwareprojekte durchaus sinnvoll und gut angewendet werden wenn:</text:p>
      <text:list xml:id="list1430362255" text:style-name="L2">
        <text:list-item>
          <text:p text:style-name="P66"><text:s/>Es sich um ein verhältnismäßig kleines Projekt handelt und/oder</text:p>
        </text:list-item>
        <text:list-item>
          <text:p text:style-name="P66">Die Anforderungsanalyse so klar und deutlich verlief, dass es keinen Raum für Missverständnisse gibt und die Anforderungen ohne weiteres umgesetzt werden können.</text:p>
        </text:list-item>
      </text:list>
      <text:p text:style-name="P28">Hier kann man schon erkennen, dass sich diese Methode entweder vor allem für interne Projekte, oder solche, die äußerst wenig Ressourcen brauchen, eignen könnte. </text:p>
      <text:p text:style-name="P36">Ergeben sich allerdings schon in der Anforderungsanalyse Schwierigkeiten im Verständnis, ist <text:span text:style-name="T22">bei dieser</text:span> Methode äußerste Vorsicht geboten – eine Rücksprache mit dem Kunden ist hier zu empfehlen. Die Gefahr besteht darin, Ressourcen einzusetzen, ohne eine Abnahme zu erreichen, da das Ergebnis zu massiv von der kundenseitigen Erwartung abweicht<text:note text:id="ftn7" text:note-class="footnote"><text:note-citation>7</text:note-citation><text:note-body><text:p text:style-name="P18">Das Ergebnis kann katastrophal sein. Vereinfachtes Rechenbeispiel: werden in ein neues Feature 10 Projekttage<text:span text:style-name="T20"> à 500€ investiert, die Anforderungen aber verfehlt, sind schlimmstenfalls 5000€ abzuschreiben, wenn sich die geleistete Arbeit nicht als Basis einer Korrektur verwenden lässt. </text:span></text:p></text:note-body></text:note>. <text:span text:style-name="T19">Die gängigste Methode, um genau das zu verhindern </text:span><text:span text:style-name="T21">sind die Methoden der </text:span><text:span text:style-name="T16">agilen Softwareentwicklung.</text:span></text:p>
      <text:p text:style-name="P37">Hier gibt es verschiedenste Ansätze, der Einfachheit und Popularität wegen wird hier die SCRUM-Methode<text:note text:id="ftn8" text:note-class="footnote"><text:note-citation>8</text:note-citation><text:note-body><text:p text:style-name="P19">Auf die Elemente der SCRUM-Methode kann hier im Hinblick auf den geforderten Umfang der Semesterarbeit nur bedingt eingegangen werden.</text:p></text:note-body></text:note> verwendet. Im Gegensatz zur <text:soft-page-break/>Wasserfallmethode arbeitet dieses Projektmanagementtool nicht linear, sondern iterativ. Kundenfeedback kann somit sofort in den nächsten sogenannten Sprint<text:note text:id="ftn9" text:note-class="footnote"><text:note-citation>9</text:note-citation><text:note-body><text:p text:style-name="P20">Sprints sind Entwicklungsschritte innerhalb von 1-4 Wochen, an deren Ende zwingend immer ein funktionsfähiges Produkt/Feature stehen muss. </text:p></text:note-body></text:note> eingearbeitet werden. Auch steht dem Kunden nach jedem Sprint ein fertiges Produkt zur Verfügung, welches prinzipiell, zumindest teilweise, abrechenbar ist. Dies bietet also eine Win-Win-Situation für Kunden und AN: </text:p>
      <text:list xml:id="list36411372" text:style-name="L3">
        <text:list-item>
          <text:p text:style-name="P67">Der Kunde bekommt ein verwendbares Produkt, dass er wenn vielleicht noch nicht produktiv, aber zumindest testweise verwenden kann. </text:p>
        </text:list-item>
        <text:list-item>
          <text:p text:style-name="P67">Der AN bekommt – je nach vertraglichen Modalitäten – die Möglichkeit, bisher erbrachte Leistungen für den jeweiligen Sprint abzurechnen. Dies senkt sein Unternehmerrisiko mitunter signifikant.</text:p>
        </text:list-item>
      </text:list>
      <text:p text:style-name="P21">Schon alleine an diesen zwei Punkten ist es klar ersichtlich, dass SCRUM gegenüber dem Wasserfallmodell den Vorzug zu geben ist. Ein weiterer elementarer Vorteil dieser Methode besteht darin, dass <text:span text:style-name="T22">der Kunde bei Sprint Reviews eingebunden wird, das heißt Entwicklungsschritte können eigentlich überhaupt nicht an der Kundenerwartung vorbei geschehen – es sei denn, der Kunde ist sich seiner eigenen Wünsche selbst nicht bewusst</text:span><text:span text:style-name="T22"><text:note text:id="ftn10" text:note-class="footnote"><text:note-citation>10</text:note-citation><text:note-body><text:p text:style-name="P22">Das ist in der Praxis nicht auszuschließen.</text:p></text:note-body></text:note></text:span><text:span text:style-name="T22">.</text:span></text:p>
      <text:p text:style-name="P17"/>
      <text:h text:style-name="P47" text:outline-level="1"><text:bookmark-start text:name="__RefHeading___Toc2507_680048908"/>Schwierigkeiten <text:span text:style-name="T28">bei </text:span>der Projektabnahme<text:bookmark-end text:name="__RefHeading___Toc2507_680048908"/></text:h>
      <text:p text:style-name="P23">Die Projektabnahme bewegt sich im Spannungsfeld zwischen Kunde und Auftragnehmer: einerseits möchte der Kunde Geld sparen, andererseits möchte der AN (schnell) Geld verdienen. Wie bereits gezeigt, ist eine Abnahme Voraussetzung für einen Geldfluss vom Kunden zum Auftragnehmer und daher für beide Seiten unternehmerisch entscheidend. Dementsprechend bietet das Thema „Projektabnahme“ ein nicht zu unterschätzendes Konfliktpotential bis hin zu möglichen gerichtlichen Auseinandersetzungen.</text:p>
      <text:p text:style-name="P23"><text:soft-page-break/></text:p>
      <text:h text:style-name="P55" text:outline-level="2"><text:bookmark-start text:name="__RefHeading___Toc2509_680048908"/>1. Fehlende Mitwirkung des Kunden im Entwicklungsprozess<text:bookmark-end text:name="__RefHeading___Toc2509_680048908"/></text:h>
      <text:p text:style-name="P23">In der Softwareentwicklung ist man vielleicht mehr als in anderen Branchen besonders auf die Mitwirkung des Kunden angewiesen – alleine schon für Sprint-Reviews. <text:span text:style-name="T23">Sollte der Kunde laufend Termine versäumen oder eine Zusammenarbeit trotz geschlossenem Vertrag verweigern, ist oftmals eine fristgerechte Lieferung der Software nicht möglich. </text:span></text:p>
      <text:p text:style-name="P23"/>
      <text:h text:style-name="P56" text:outline-level="2"><text:bookmark-start text:name="__RefHeading___Toc2511_680048908"/>2. Fehlende Mitwirkung des Kunden bei der Abnahme<text:bookmark-end text:name="__RefHeading___Toc2511_680048908"/></text:h>
      <text:p text:style-name="P31">Es gibt auch das Phänomen, dass es auf eine Bitte um Abnahme schlichtweg keine kundenseitige Reaktion gibt. Hier wurde also ggf. eine Arbeit erledigt, das Produkt ist aus Sicht des AN fertig, er erfährt allerdings nicht, ob der Kunde das genauso sieht – in der Folge können fällige Zahlungen ausbleiben.</text:p>
      <text:p text:style-name="P31"/>
      <text:h text:style-name="P57" text:outline-level="2"><text:bookmark-start text:name="__RefHeading___Toc2513_680048908"/>3. Lieferverzögerung durch den Auftragnehmer<text:bookmark-end text:name="__RefHeading___Toc2513_680048908"/></text:h>
      <text:p text:style-name="P32">Es kann durchaus vorkommen, dass der Auftragnehmer, schuldhaft oder auf Grund höherer Gewalt, nicht in der Lage ist, das Produkt rechtzeitig zu liefern.</text:p>
      <text:h text:style-name="P57" text:outline-level="2"><text:bookmark-start text:name="__RefHeading___Toc2515_680048908"/>4. Uneinigkeit über geleistete Umsetzungen<text:bookmark-end text:name="__RefHeading___Toc2515_680048908"/></text:h>
      <text:p text:style-name="P32">Es kann der Fall eintreten, dass sich Kunde und Auftragnehmer uneinig darüber sind, ob die geleistete Umsetzung den Vorgaben des Lasten- und Pflichtenheftes entspricht.</text:p>
      <text:h text:style-name="P58" text:outline-level="2"><text:bookmark-start text:name="__RefHeading___Toc2517_680048908"/><text:soft-page-break/>5. Tod einer Partei<text:bookmark-end text:name="__RefHeading___Toc2517_680048908"/></text:h>
      <text:p text:style-name="P33">Selten kann eine Abnahme dadurch nicht zustande kommen, dass eine Vertragspartei verstirbt.</text:p>
      <text:p text:style-name="P32"/>
      <text:h text:style-name="P57" text:outline-level="2"><text:bookmark-start text:name="__RefHeading___Toc2519_680048908"/>Lösungsansätze<text:bookmark-end text:name="__RefHeading___Toc2519_680048908"/></text:h>
      <text:p text:style-name="P32">Es muss klar sein, dass diese Semesterarbeit nicht in der Lage ist, alle Konfliktfälle abschließend zu bearbeiten und komplexe Lösungskonzepte zu bieten, da natürlich jeder Einzelfall anders gelagert ist. Dennoch gibt es Ansätze, die eine Konfliktlösung dienlich sind. <text:span text:style-name="T24">Im Grundsatz sollte eine gerichtliche Auseinandersetzung im Sinne eine gedeihlichen Kundenbeziehung stets die ultima ratio sein. Eine gute Vermeidungsstrategie einer gerichtlichen Klärung eines Sachverhaltes besteht darin, dass man sich bereits zu Vertragsbeginn auf eine neutrale Schlichtungsstelle, beispielsweise eine mit Softwareprojekten vertraute Anwaltskanzlei, zu einigen. Vertraglich von vorneherein vereinbart werden sollte auch, dass Entscheidungen dieser Schlichtungsstelle für beide Parteien verbindlich sind. Nun zu den einzelnen Punkten:</text:span></text:p>
      <text:h text:style-name="P59" text:outline-level="3"><text:bookmark-start text:name="__RefHeading___Toc2521_680048908"/>1. Fehlende Mitwirkung im Entwicklungsprozess<text:bookmark-end text:name="__RefHeading___Toc2521_680048908"/></text:h>
      <text:p text:style-name="P33">Zeigt sich ein Kunde derart unkooperativ, dass er eine Zusammenarbeit fast schon grundsätzlich verweigert, ist die Leistungserbringung von Natur aus schwierig. Hier gilt es frühzeitig zu reagieren. Der Gesetzgeber kennt diese Situation und bietet einen Lösungsweg. Das AGBG sieht vor, dem Kunden in diesem Fall eine angemessene Nachfrist zu setzen, und bei Nichtbeachtung derselben ist der AN berechtigt aus dem Vertrag auszusteigen und die bisher erbrachte Leistung in Rechnung zu stellen.<text:note text:id="ftn11" text:note-class="footnote"><text:note-citation>11</text:note-citation><text:note-body><text:p text:style-name="Footnote"><text:reference-mark-start text:name="ZOTERO_ITEM CSL_CITATION {&quot;citationID&quot;:&quot;Sjkz8oT9&quot;,&quot;properties&quot;:{&quot;formattedCitation&quot;:&quot;\\uc0\\u8222{}\\uc0\\u167{} 1168 ABGB (Allgemeines b\\uc0\\u252{}rgerliches Gesetzbuch), Vereitlung der Ausf\\uc0\\u252{}hrung. - JUSLINE \\uc0\\u214{}sterreich\\uc0\\u8220{}.&quot;,&quot;plainCitation&quot;:&quot;„§ 1168 ABGB (Allgemeines bürgerliches Gesetzbuch), Vereitlung der Ausführung. - JUSLINE Österreich“.&quot;,&quot;noteIndex&quot;:11},&quot;citationItems&quot;:[{&quot;id&quot;:9,&quot;uris&quot;:[&quot;http://zotero.org/users/local/EWozBxT0/items/TPXQZH28&quot;],&quot;itemData&quot;:{&quot;id&quot;:9,&quot;type&quot;:&quot;webpage&quot;,&quot;title&quot;:&quot;§ 1168 ABGB (Allgemeines bürgerliches Gesetzbuch), Vereitlung der Ausführung. - JUSLINE Österreich&quot;,&quot;URL&quot;:&quot;https://www.jusline.at/gesetz/abgb/paragraf/1168&quot;,&quot;accessed&quot;:{&quot;date-parts&quot;:[[&quot;2023&quot;,1,10]]}}}],&quot;schema&quot;:&quot;https://github.com/citation-style-language/schema/raw/master/csl-citation.json&quot;} RNDubQiWcYJmT"/><text:span text:style-name="T8">„§ 1168 </text:span><text:span text:style-name="T10">Abs. 2</text:span><text:span text:style-name="T8"> ABGB (Allgemeines bürgerliches Gesetzbuch), Vereitlung der Ausführung. - JUSLINE Österreich“.</text:span><text:reference-mark-end text:name="ZOTERO_ITEM CSL_CITATION {&quot;citationID&quot;:&quot;Sjkz8oT9&quot;,&quot;properties&quot;:{&quot;formattedCitation&quot;:&quot;\\uc0\\u8222{}\\uc0\\u167{} 1168 ABGB (Allgemeines b\\uc0\\u252{}rgerliches Gesetzbuch), Vereitlung der Ausf\\uc0\\u252{}hrung. - JUSLINE \\uc0\\u214{}sterreich\\uc0\\u8220{}.&quot;,&quot;plainCitation&quot;:&quot;„§ 1168 ABGB (Allgemeines bürgerliches Gesetzbuch), Vereitlung der Ausführung. - JUSLINE Österreich“.&quot;,&quot;noteIndex&quot;:11},&quot;citationItems&quot;:[{&quot;id&quot;:9,&quot;uris&quot;:[&quot;http://zotero.org/users/local/EWozBxT0/items/TPXQZH28&quot;],&quot;itemData&quot;:{&quot;id&quot;:9,&quot;type&quot;:&quot;webpage&quot;,&quot;title&quot;:&quot;§ 1168 ABGB (Allgemeines bürgerliches Gesetzbuch), Vereitlung der Ausführung. - JUSLINE Österreich&quot;,&quot;URL&quot;:&quot;https://www.jusline.at/gesetz/abgb/paragraf/1168&quot;,&quot;accessed&quot;:{&quot;date-parts&quot;:[[&quot;2023&quot;,1,10]]}}}],&quot;schema&quot;:&quot;https://github.com/citation-style-language/schema/raw/master/csl-citation.json&quot;} RNDubQiWcYJmT"/></text:p></text:note-body></text:note> <text:span text:style-name="T25">Hier ist natürlich Umsicht geboten: Mitarbeiter des Kunden können im Urlaub sein, etc. </text:span></text:p>
      <text:p text:style-name="P25"><text:soft-page-break/>Hier zeigt sich ein weiterer Vorteil von SCRUM: bei der Abnahme einzelner Sprints sind kürzere Nachholfristen setzbar, da der Softwareumfang, der zu prüfen ist, geringer ist.</text:p>
      <text:p text:style-name="P25"/>
      <text:h text:style-name="P60" text:outline-level="3"><text:bookmark-start text:name="__RefHeading___Toc2523_680048908"/>2. Fehlende Mitwirkung bei der Abnahme<text:bookmark-end text:name="__RefHeading___Toc2523_680048908"/></text:h>
      <text:p text:style-name="P25">Auch hier greift prinzipiell §1168 AGBG<text:note text:id="ftn12" text:note-class="footnote"><text:note-citation>12</text:note-citation><text:note-body><text:p text:style-name="P24">Analog gelten hier natürlich auch, je nach Anwendungsbereich, auch deutsche Rechtsvorschriften, die in der Sache ähnlich sind.</text:p></text:note-body></text:note>, allerdings kann sich der AN hier auch vertraglicher Mittel bedienen. Viele Verträge bzw. AGB sehen vor, dass bei Bezahlung bzw. nicht erfolgtem Widerspruch innerhalb eines bestimmten Zeitraumes, i.d.R. zwei Wochen, ein Produkt als abgenommen gilt. Zum guten Ton gehört aber auch hier, den Kunden während der Frist nochmals daran zu erinnern, dass er die Abnahme vornehmen, bzw. Reklamationen einreichen möge, und aus Gründen der Kulanz auch eine Nachfrist denkbar ist.</text:p>
      <text:p text:style-name="P25"/>
      <text:h text:style-name="P60" text:outline-level="3"><text:bookmark-start text:name="__RefHeading___Toc2525_680048908"/>3. Lieferverzögerung durch den Auftragnehmer<text:bookmark-end text:name="__RefHeading___Toc2525_680048908"/></text:h>
      <text:p text:style-name="P25">Sollte der Auftragnehmer im Lieferverzug sein, birgt auch das Konfliktpotential – da unter Umständen der Kunde zum Kostenabzug oder gar zum Vertragsrücktritt berechtigt<text:note text:id="ftn13" text:note-class="footnote"><text:note-citation>13</text:note-citation><text:note-body><text:p text:style-name="Footnote"><text:reference-mark-start text:name="ZOTERO_ITEM CSL_CITATION {&quot;citationID&quot;:&quot;VRpzZTNc&quot;,&quot;properties&quot;:{&quot;formattedCitation&quot;:&quot;\\uc0\\u8222{}\\uc0\\u167{} 932 ABGB (Allgemeines b\\uc0\\u252{}rgerliches Gesetzbuch) - JUSLINE \\uc0\\u214{}sterreich\\uc0\\u8220{}.&quot;,&quot;plainCitation&quot;:&quot;„§ 932 ABGB (Allgemeines bürgerliches Gesetzbuch) - JUSLINE Österreich“.&quot;,&quot;noteIndex&quot;:13},&quot;citationItems&quot;:[{&quot;id&quot;:11,&quot;uris&quot;:[&quot;http://zotero.org/users/local/EWozBxT0/items/2C3DANGU&quot;],&quot;itemData&quot;:{&quot;id&quot;:11,&quot;type&quot;:&quot;webpage&quot;,&quot;title&quot;:&quot;§ 932 ABGB (Allgemeines bürgerliches Gesetzbuch) - JUSLINE Österreich&quot;,&quot;URL&quot;:&quot;https://www.jusline.at/gesetz/abgb/paragraf/932&quot;,&quot;accessed&quot;:{&quot;date-parts&quot;:[[&quot;2023&quot;,1,10]]}}}],&quot;schema&quot;:&quot;https://github.com/citation-style-language/schema/raw/master/csl-citation.json&quot;} RND0EQ6CCnfhI"/><text:span text:style-name="T11">Vgl. </text:span><text:span text:style-name="T8">„§ 932 </text:span><text:span text:style-name="T11">Abs. 4</text:span><text:span text:style-name="T8"> ABGB (Allgemeines bürgerliches Gesetzbuch) - JUSLINE Österreich“.</text:span><text:reference-mark-end text:name="ZOTERO_ITEM CSL_CITATION {&quot;citationID&quot;:&quot;VRpzZTNc&quot;,&quot;properties&quot;:{&quot;formattedCitation&quot;:&quot;\\uc0\\u8222{}\\uc0\\u167{} 932 ABGB (Allgemeines b\\uc0\\u252{}rgerliches Gesetzbuch) - JUSLINE \\uc0\\u214{}sterreich\\uc0\\u8220{}.&quot;,&quot;plainCitation&quot;:&quot;„§ 932 ABGB (Allgemeines bürgerliches Gesetzbuch) - JUSLINE Österreich“.&quot;,&quot;noteIndex&quot;:13},&quot;citationItems&quot;:[{&quot;id&quot;:11,&quot;uris&quot;:[&quot;http://zotero.org/users/local/EWozBxT0/items/2C3DANGU&quot;],&quot;itemData&quot;:{&quot;id&quot;:11,&quot;type&quot;:&quot;webpage&quot;,&quot;title&quot;:&quot;§ 932 ABGB (Allgemeines bürgerliches Gesetzbuch) - JUSLINE Österreich&quot;,&quot;URL&quot;:&quot;https://www.jusline.at/gesetz/abgb/paragraf/932&quot;,&quot;accessed&quot;:{&quot;date-parts&quot;:[[&quot;2023&quot;,1,10]]}}}],&quot;schema&quot;:&quot;https://github.com/citation-style-language/schema/raw/master/csl-citation.json&quot;} RND0EQ6CCnfhI"/></text:p></text:note-body></text:note> ist. <text:span text:style-name="T26">Es muss im Interesse des AN liegen, das Produkt innerhalb der vereinbarten Zeit zu liefern. Sinnvoll ist es, auch diesen Fall vertraglich zu Regeln, üblich sind hier aliquote Regelungen zum Verzug durch den Kunden: der Kunde setzt dem AN eine angemessene Nachfrist, in der der Mangel zu beheben ist. Etwas anders sieht der Sachverhalt im Falle höherer Gewalt aus: ist etwa durch Naturkatastrophe der Betrieb des AN gestört, so greifen die Regelungen insofern nicht, als das Fristen solange nicht gelten, bis der ursprüngliche Zustand wiederhergestellt werden konnte. Kann der Zustand nicht wiederhergestellt werden, sind beide Parteien zum Rücktritt vom Vertrag berechtigt. Bisher geleistete Arbeit darf </text:span><text:soft-page-break/><text:span text:style-name="T26">der AN allerdings in Rechnung stellen. Es empfiehlt sich weiters, sich gegen diese Gefahr zu versichern.</text:span></text:p>
      <text:p text:style-name="P25"/>
      <text:h text:style-name="P61" text:outline-level="3"><text:bookmark-start text:name="__RefHeading___Toc2527_680048908"/>4. <text:s/>Uneinigkeit der Parteien<text:bookmark-end text:name="__RefHeading___Toc2527_680048908"/></text:h>
      <text:p text:style-name="P34">Hier zeigt sich erneut die Stärke von SCRUM: es ist ohne Weiteres möglich, in einem Workshop nochmals eine Anforderungsanalyse gemeinsam mit dem Kunden zu machen und die Ergebnisse in den nächsten Sprints einzuarbeiten. So sollte eine unmittelbare Erhöhung der Kundenzufriedenheit ermöglicht werden. Sollte der AN allerdings der absoluten Meinung sein, das Lasten- und Pflichtenheft umgesetzt zu haben und sieht eine Verzögerungstaktik des Kunden, ist es hilfreich, was eingangs von diesem Kapitel gesagt wurde: hat man sich auf eine außergerichtliche Schlichtungsstelle geeinigt, hat man hier einen für alle Beteiligten gesichtswahrenden und kostensparenden Weg der Konfliktlösung. Allerdings sollte auch dieser Weg mit Bedacht gewählt werden. Im Zweifel sollte von einem zwischenmenschlichen Missverständnis ausgegangen werden, der im geschäftlichen Alltag durchaus üblich ist.</text:p>
      <text:p text:style-name="P34"/>
      <text:h text:style-name="P62" text:outline-level="3"><text:bookmark-start text:name="__RefHeading___Toc2529_680048908"/>5. Tod einer Vertragspartei<text:bookmark-end text:name="__RefHeading___Toc2529_680048908"/></text:h>
      <text:p text:style-name="P35">So selten es vorkommen mag, der Vollständigkeit halber sollte auch dieser Fall erwähnt werden. Kommt es dazu dass eine Vertragspartei verstirbt gilt, dass der Vertrag auf Seiten des AN nur dann weitergeführt werden muss, wenn die Erben das Werk vollenden können. Sie sind aber dazu berechtigt, die bisherigen Leistungen, auch wenn sie unvollständig sind, in Rechnung zu stellen. Sollte der Kunde versterben, treten die Erben in den Vertrag ein. Hier ist der AN also besonders geschützt<text:note text:id="ftn14" text:note-class="footnote"><text:note-citation>14</text:note-citation><text:note-body><text:p text:style-name="P42"><text:reference-mark-start text:name="ZOTERO_ITEM CSL_CITATION {&quot;citationID&quot;:&quot;RoapxWbO&quot;,&quot;properties&quot;:{&quot;formattedCitation&quot;:&quot;\\uc0\\u8222{}\\uc0\\u167{} 1171 ABGB (Allgemeines b\\uc0\\u252{}rgerliches Gesetzbuch), Erl\\uc0\\u246{}schen durch Tod. - JUSLINE \\uc0\\u214{}sterreich\\uc0\\u8220{}.&quot;,&quot;plainCitation&quot;:&quot;„§ 1171 ABGB (Allgemeines bürgerliches Gesetzbuch), Erlöschen durch Tod. - JUSLINE Österreich“.&quot;,&quot;noteIndex&quot;:14},&quot;citationItems&quot;:[{&quot;id&quot;:13,&quot;uris&quot;:[&quot;http://zotero.org/users/local/EWozBxT0/items/ZM7BG6GX&quot;],&quot;itemData&quot;:{&quot;id&quot;:13,&quot;type&quot;:&quot;webpage&quot;,&quot;title&quot;:&quot;§ 1171 ABGB (Allgemeines bürgerliches Gesetzbuch), Erlöschen durch Tod. - JUSLINE Österreich&quot;,&quot;URL&quot;:&quot;https://www.jusline.at/gesetz/abgb/paragraf/1171&quot;,&quot;accessed&quot;:{&quot;date-parts&quot;:[[&quot;2023&quot;,1,10]]}}}],&quot;schema&quot;:&quot;https://github.com/citation-style-language/schema/raw/master/csl-citation.json&quot;} RNDbcY1zcV6hn"/>„§ 1171 ABGB (Allgemeines bürgerliches Gesetzbuch), Erlöschen durch Tod. - JUSLINE Österreich“.<text:reference-mark-end text:name="ZOTERO_ITEM CSL_CITATION {&quot;citationID&quot;:&quot;RoapxWbO&quot;,&quot;properties&quot;:{&quot;formattedCitation&quot;:&quot;\\uc0\\u8222{}\\uc0\\u167{} 1171 ABGB (Allgemeines b\\uc0\\u252{}rgerliches Gesetzbuch), Erl\\uc0\\u246{}schen durch Tod. - JUSLINE \\uc0\\u214{}sterreich\\uc0\\u8220{}.&quot;,&quot;plainCitation&quot;:&quot;„§ 1171 ABGB (Allgemeines bürgerliches Gesetzbuch), Erlöschen durch Tod. - JUSLINE Österreich“.&quot;,&quot;noteIndex&quot;:14},&quot;citationItems&quot;:[{&quot;id&quot;:13,&quot;uris&quot;:[&quot;http://zotero.org/users/local/EWozBxT0/items/ZM7BG6GX&quot;],&quot;itemData&quot;:{&quot;id&quot;:13,&quot;type&quot;:&quot;webpage&quot;,&quot;title&quot;:&quot;§ 1171 ABGB (Allgemeines bürgerliches Gesetzbuch), Erlöschen durch Tod. - JUSLINE Österreich&quot;,&quot;URL&quot;:&quot;https://www.jusline.at/gesetz/abgb/paragraf/1171&quot;,&quot;accessed&quot;:{&quot;date-parts&quot;:[[&quot;2023&quot;,1,10]]}}}],&quot;schema&quot;:&quot;https://github.com/citation-style-language/schema/raw/master/csl-citation.json&quot;} RNDbcY1zcV6hn"/></text:p></text:note-body></text:note>.</text:p>
      <text:p text:style-name="P35"/>
      <text:h text:style-name="P48" text:outline-level="1"><text:bookmark-start text:name="__RefHeading___Toc2531_680048908"/><text:soft-page-break/>Zusammenfassende Erwägungen<text:bookmark-end text:name="__RefHeading___Toc2531_680048908"/></text:h>
      <text:p text:style-name="P29">Wie jeder Schritt eines Projektes bedarf die Projektabnahme guter Vorbereitung. Insbesondere die hohe unternehmerische Relevanz macht es aber erforderlich die Abnahme als solche besonders genau vertraglich zu regeln. Die möglichen Reibungspunkte zwischen Kundschaft und Auftragnehmer machen es erforderlich, mit kommunikativem Fingerspitzengefühl einen Ausgleich zwischen den unterschiedlichen Erwartungen zu schaffen. Sollte dies gelingen, steht einem erfolgreichem Projektabschluss nichts entgegen.</text:p>
      <text:p text:style-name="P39"/>
      <text:p text:style-name="P35"/>
      <text:p text:style-name="P35"/>
      <text:p text:style-name="P38"/>
      <text:p text:style-name="P34"/>
      <text:p text:style-name="P34"/>
      <text:p text:style-name="P31"/>
      <text:p text:style-name="P40"/>
      <text:h text:style-name="P49" text:outline-level="1"><text:bookmark-start text:name="__RefHeading___Toc3253_680048908"/>Literaturverzeichnis<text:bookmark-end text:name="__RefHeading___Toc3253_680048908"/></text:h>
      <text:p text:style-name="P41"/>
      <text:section text:style-name="Sect1" text:name="ZOTERO_BIBL {&quot;uncited&quot;:[],&quot;omitted&quot;:[],&quot;custom&quot;:[]} CSL_BIBLIOGRAPHY RNDM52RND9HLA">
        <text:p text:style-name="Bibliography_20_1">„§ 932 ABGB (Allgemeines bürgerliches Gesetzbuch) - JUSLINE Österreich“. Zugegriffen 10. Januar 2023. <text:a xlink:type="simple" xlink:href="https://www.jusline.at/gesetz/abgb/paragraf/932" text:style-name="Internet_20_link" text:visited-style-name="Visited_20_Internet_20_Link">https://www.jusline.at/gesetz/abgb/paragraf/932</text:a>.</text:p>
        <text:p text:style-name="Bibliography_20_1"/>
        <text:p text:style-name="Bibliography_20_1">„§ 1168 ABGB (Allgemeines bürgerliches Gesetzbuch), Vereitlung der Ausführung. - JUSLINE Österreich“. Zugegriffen 10. Januar 2023. <text:a xlink:type="simple" xlink:href="https://www.jusline.at/gesetz/abgb/paragraf/1168" text:style-name="Internet_20_link" text:visited-style-name="Visited_20_Internet_20_Link">https://www.jusline.at/gesetz/abgb/paragraf/1168</text:a>.</text:p>
        <text:p text:style-name="Bibliography_20_1"/>
        <text:p text:style-name="Bibliography_20_1">„§ 1170 ABGB (Allgemeines bürgerliches Gesetzbuch), Entrichtung des Entgelts. - JUSLINE Österreich“. Zugegriffen 10. Januar 2023. <text:a xlink:type="simple" xlink:href="https://www.jusline.at/gesetz/abgb/paragraf/1170" text:style-name="Internet_20_link" text:visited-style-name="Visited_20_Internet_20_Link">https://www.jusline.at/gesetz/abgb/paragraf/1170</text:a>.</text:p>
        <text:p text:style-name="Bibliography_20_1"/>
        <text:p text:style-name="Bibliography_20_1">„§ 1171 ABGB (Allgemeines bürgerliches Gesetzbuch), Erlöschen durch Tod. - JUSLINE Österreich“. Zugegriffen 10. Januar 2023. <text:a xlink:type="simple" xlink:href="https://www.jusline.at/gesetz/abgb/paragraf/1171" text:style-name="Internet_20_link" text:visited-style-name="Visited_20_Internet_20_Link">https://www.jusline.at/gesetz/abgb/paragraf/1171</text:a>.</text:p>
        <text:p text:style-name="Bibliography_20_1"/>
        <text:p text:style-name="Bibliography_20_1">„Projekt – Wikipedia“. Zugegriffen 10. Januar 2023. <text:a xlink:type="simple" xlink:href="https://de.wikipedia.org/wiki/Projekt" text:style-name="Internet_20_link" text:visited-style-name="Visited_20_Internet_20_Link">https://de.wikipedia.org/wiki/Projekt</text:a>.</text:p>
        <text:p text:style-name="Bibliography_20_1"/>
        <text:p text:style-name="Bibliography_20_1">„Was ist agile Softwareentwicklung?“ Zugegriffen 10. Januar 2023. <text:a xlink:type="simple" xlink:href="https://www.redhat.com/de/devops/what-is-agile-methodology" text:style-name="Internet_20_link" text:visited-style-name="Visited_20_Internet_20_Link">https://www.redhat.com/de/devops/what-is-agile-methodology</text:a>.</text:p>
        <text:p text:style-name="Bibliography_20_1"/>
        <text:p text:style-name="Bibliography_20_1">„Werkvertrag (arbeitsrechtlich) - WKO.at“. Zugegriffen 10. Januar 2023. <text:a xlink:type="simple" xlink:href="https://www.wko.at/service/arbeitsrecht-sozialrecht/Werkvertrag_(arbeitsrechtlich).html" text:style-name="Internet_20_link" text:visited-style-name="Visited_20_Internet_20_Link">https://www.wko.at/service/arbeitsrecht-sozialrecht/Werkvertrag_(arbeitsrechtlich).html</text:a>.</text:p>
        <text:p text:style-name="Bibliography_20_1"/>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ejaVu Serif1" svg:font-family="'DejaVu Serif'" style:font-adornments="Fett" style:font-family-generic="roman" style:font-pitch="variable"/>
    <style:font-face style:name="DejaVu Serif2" svg:font-family="'DejaVu Serif'"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DejaVu Serif2" fo:font-family="'DejaVu Serif'"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erif2" fo:font-family="'DejaVu Serif'" style:font-style-name="Normal" style:font-family-generic="roman" style:font-pitch="variable" fo:font-size="18pt" fo:font-weight="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DejaVu Serif1" fo:font-family="'DejaVu Serif'" style:font-style-name="Fett" style:font-family-generic="roman"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A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pt" officeooo:rsid="00161ff0" officeooo:paragraph-rsid="00161ff0" style:font-size-asian="10pt" style:font-size-complex="10pt"/>
    </style:style>
    <style:style style:name="MP2" style:family="paragraph" style:parent-style-name="Footer">
      <style:paragraph-properties fo:text-align="end" style:justify-single-word="false"/>
      <style:text-properties style:font-name="DejaVu Sans" fo:font-size="10.5pt" style:font-size-asian="10.5pt" style:font-size-complex="10.5pt"/>
    </style:style>
    <style:style style:name="MP3" style:family="paragraph" style:parent-style-name="Footer">
      <style:paragraph-properties fo:text-align="end" style:justify-single-word="false"/>
    </style:style>
    <style:style style:name="MT1" style:family="text">
      <style:text-properties officeooo:rsid="00161f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ktabnahme <text:tab/>Simon Löschke<text:tab/>4ABIT</text:p>
      </style:header>
      <style:header-first>
        <text:p text:style-name="Header_20_left"/>
      </style:header-first>
      <style:footer>
        <text:p text:style-name="MP2"><text:page-number text:select-page="current">14</text:page-number><text:s/><text:span text:style-name="MT1">von <text:s/></text:span><text:span text:style-name="MT1"><text:page-count>14</text:page-count></text:span></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01:48:27.721357910</meta:creation-date>
    <dc:date>2023-01-10T05:17:46.571520538</dc:date>
    <meta:editing-duration>PT1H21M4S</meta:editing-duration>
    <meta:editing-cycles>21</meta:editing-cycles>
    <meta:generator>LibreOffice/7.3.7.2$Linux_X86_64 LibreOffice_project/30$Build-2</meta:generator>
    <meta:document-statistic meta:table-count="0" meta:image-count="0" meta:object-count="0" meta:page-count="14" meta:paragraph-count="111" meta:word-count="2474" meta:character-count="18639" meta:non-whitespace-character-count="16247"/>
    <meta:user-defined meta:name="ZOTERO_PREF_1">&lt;data data-version="3" zotero-version="6.0.19"&gt;&lt;session id="L9ilLkFl"/&gt;&lt;style id="http://www.zotero.org/styles/chicago-note-bibliography" locale="de-DE" hasBibliography="1" bibliographyStyleHasBeenSet="1"/&gt;&lt;prefs&gt;&lt;pref name="fieldType" value="ReferenceMar</meta:user-defined>
    <meta:user-defined meta:name="ZOTERO_PREF_2">k"/&gt;&lt;pref name="automaticJournalAbbreviations" value="true"/&gt;&lt;pref name="noteType" value="1"/&gt;&lt;/prefs&gt;&lt;/data&gt;</meta:user-defined>
  </office:meta>
</office:document-meta>
</file>